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text-properties fo:font-weight="bold" style:font-weight-asian="bold" style:font-weight-complex="bold" fo:language="es" fo:country="ES"/>
    </style:style>
    <style:style style:name="P2" style:parent-style-name="Normal" style:family="paragraph">
      <style:paragraph-properties fo:text-align="justify"/>
      <style:text-properties fo:font-weight="bold" style:font-weight-asian="bold" style:font-weight-complex="bold" fo:language="es" fo:country="ES"/>
    </style:style>
    <style:style style:name="P3" style:parent-style-name="Normal" style:family="paragraph">
      <style:paragraph-properties fo:text-align="justify"/>
    </style:style>
    <style:style style:name="T4" style:parent-style-name="Lletraperdefectedelparàgraf" style:family="text">
      <style:text-properties fo:language="es" fo:country="ES"/>
    </style:style>
    <style:style style:name="T5" style:parent-style-name="Lletraperdefectedelparàgraf" style:family="text">
      <style:text-properties fo:language="es" fo:country="ES"/>
    </style:style>
    <style:style style:name="T6" style:parent-style-name="Lletraperdefectedelparàgraf" style:family="text">
      <style:text-properties fo:language="es" fo:country="ES"/>
    </style:style>
    <style:style style:name="T7" style:parent-style-name="Lletraperdefectedelparàgraf" style:family="text">
      <style:text-properties fo:font-weight="bold" style:font-weight-asian="bold" style:font-weight-complex="bold" fo:language="es" fo:country="ES"/>
    </style:style>
    <style:style style:name="T8" style:parent-style-name="Lletraperdefectedelparàgraf" style:family="text">
      <style:text-properties fo:language="es" fo:country="ES"/>
    </style:style>
    <style:style style:name="T9" style:parent-style-name="Lletraperdefectedelparàgraf" style:family="text">
      <style:text-properties fo:font-weight="bold" style:font-weight-asian="bold" style:font-weight-complex="bold" fo:language="es" fo:country="ES"/>
    </style:style>
    <style:style style:name="T10" style:parent-style-name="Lletraperdefectedelparàgraf" style:family="text">
      <style:text-properties fo:language="es" fo:country="ES"/>
    </style:style>
    <style:style style:name="T11" style:parent-style-name="Lletraperdefectedelparàgraf" style:family="text">
      <style:text-properties fo:font-weight="bold" style:font-weight-asian="bold" style:font-weight-complex="bold" fo:language="es" fo:country="ES"/>
    </style:style>
    <style:style style:name="T12" style:parent-style-name="Lletraperdefectedelparàgraf" style:family="text">
      <style:text-properties fo:language="es" fo:country="ES"/>
    </style:style>
    <style:style style:name="T13" style:parent-style-name="Lletraperdefectedelparàgraf" style:family="text">
      <style:text-properties fo:font-weight="bold" style:font-weight-asian="bold" style:font-weight-complex="bold" fo:language="es" fo:country="ES"/>
    </style:style>
    <style:style style:name="T14" style:parent-style-name="Lletraperdefectedelparàgraf" style:family="text">
      <style:text-properties fo:language="es" fo:country="ES"/>
    </style:style>
    <style:style style:name="P15" style:parent-style-name="Normal" style:family="paragraph">
      <style:paragraph-properties fo:text-align="justify"/>
    </style:style>
    <style:style style:name="T16" style:parent-style-name="Lletraperdefectedelparàgraf" style:family="text">
      <style:text-properties fo:language="es" fo:country="ES"/>
    </style:style>
    <style:style style:name="T17" style:parent-style-name="Lletraperdefectedelparàgraf" style:family="text">
      <style:text-properties fo:font-weight="bold" style:font-weight-asian="bold" style:font-weight-complex="bold" fo:language="es" fo:country="ES"/>
    </style:style>
    <style:style style:name="T18" style:parent-style-name="Lletraperdefectedelparàgraf" style:family="text">
      <style:text-properties fo:language="es" fo:country="ES"/>
    </style:style>
    <style:style style:name="P19" style:parent-style-name="Normal" style:family="paragraph">
      <style:paragraph-properties fo:text-align="justify"/>
    </style:style>
    <style:style style:name="T20" style:parent-style-name="Lletraperdefectedelparàgraf" style:family="text">
      <style:text-properties fo:language="es" fo:country="ES"/>
    </style:style>
    <style:style style:name="T21" style:parent-style-name="Lletraperdefectedelparàgraf" style:family="text">
      <style:text-properties fo:font-weight="bold" style:font-weight-asian="bold" style:font-weight-complex="bold" fo:language="es" fo:country="ES"/>
    </style:style>
    <style:style style:name="T22" style:parent-style-name="Lletraperdefectedelparàgraf" style:family="text">
      <style:text-properties fo:language="es" fo:country="ES"/>
    </style:style>
    <style:style style:name="P23" style:parent-style-name="Normal" style:family="paragraph">
      <style:paragraph-properties fo:text-align="justify"/>
    </style:style>
    <style:style style:name="T24" style:parent-style-name="Lletraperdefectedelparàgraf" style:family="text">
      <style:text-properties fo:language="es" fo:country="ES"/>
    </style:style>
    <style:style style:name="T25" style:parent-style-name="Lletraperdefectedelparàgraf" style:family="text">
      <style:text-properties fo:font-weight="bold" style:font-weight-asian="bold" style:font-weight-complex="bold" fo:language="es" fo:country="ES"/>
    </style:style>
    <style:style style:name="T26" style:parent-style-name="Lletraperdefectedelparàgraf" style:family="text">
      <style:text-properties fo:language="es" fo:country="ES"/>
    </style:style>
    <style:style style:name="P27" style:parent-style-name="Normal" style:family="paragraph">
      <style:paragraph-properties fo:text-align="justify"/>
      <style:text-properties fo:language="es" fo:country="ES"/>
    </style:style>
    <style:style style:name="P28" style:parent-style-name="Normal" style:family="paragraph">
      <style:paragraph-properties fo:text-align="justify"/>
      <style:text-properties fo:font-weight="bold" style:font-weight-asian="bold" style:font-weight-complex="bold" fo:language="es" fo:country="ES"/>
    </style:style>
    <style:style style:name="P29" style:parent-style-name="Normal" style:family="paragraph">
      <style:paragraph-properties fo:text-align="justify"/>
      <style:text-properties fo:language="es" fo:country="ES"/>
    </style:style>
    <style:style style:name="P30" style:parent-style-name="Normal" style:family="paragraph">
      <style:paragraph-properties fo:text-align="justify"/>
      <style:text-properties fo:language="es" fo:country="ES"/>
    </style:style>
    <style:style style:name="P31" style:parent-style-name="Normal" style:family="paragraph">
      <style:paragraph-properties fo:text-align="justify"/>
      <style:text-properties style:font-style-complex="italic" fo:language="en" fo:country="US"/>
    </style:style>
    <style:style style:name="P32" style:parent-style-name="Normal" style:family="paragraph">
      <style:paragraph-properties fo:text-align="justify"/>
      <style:text-properties style:font-style-complex="italic" fo:language="en" fo:country="US"/>
    </style:style>
    <style:style style:name="P33" style:parent-style-name="Normal" style:family="paragraph">
      <style:paragraph-properties fo:text-align="justify"/>
      <style:text-properties style:font-style-complex="italic" fo:language="es" fo:country="ES"/>
    </style:style>
    <style:style style:name="P34" style:parent-style-name="Normal" style:family="paragraph">
      <style:paragraph-properties fo:text-align="justify"/>
      <style:text-properties style:font-style-complex="italic" fo:language="es" fo:country="ES"/>
    </style:style>
    <style:style style:name="P35" style:parent-style-name="Normal" style:family="paragraph">
      <style:paragraph-properties fo:text-align="justify"/>
    </style:style>
    <style:style style:name="T36" style:parent-style-name="Lletraperdefectedelparàgraf" style:family="text">
      <style:text-properties style:font-style-complex="italic" fo:language="es" fo:country="ES"/>
    </style:style>
    <style:style style:name="T37" style:parent-style-name="Lletraperdefectedelparàgraf" style:family="text">
      <style:text-properties style:font-style-complex="italic" fo:language="es" fo:country="ES"/>
    </style:style>
    <style:style style:name="T38" style:parent-style-name="Lletraperdefectedelparàgraf" style:family="text">
      <style:text-properties fo:font-weight="bold" style:font-weight-asian="bold" style:font-weight-complex="bold" style:font-style-complex="italic" fo:language="es" fo:country="ES"/>
    </style:style>
    <style:style style:name="T39" style:parent-style-name="Lletraperdefectedelparàgraf" style:family="text">
      <style:text-properties style:font-style-complex="italic" fo:language="es" fo:country="ES"/>
    </style:style>
    <style:style style:name="P40" style:parent-style-name="Normal" style:family="paragraph">
      <style:paragraph-properties fo:text-align="justify"/>
      <style:text-properties style:font-style-complex="italic" fo:language="es" fo:country="ES"/>
    </style:style>
    <style:style style:name="P41" style:parent-style-name="Normal" style:family="paragraph">
      <style:paragraph-properties fo:text-align="justify"/>
    </style:style>
    <style:style style:name="T42" style:parent-style-name="Lletraperdefectedelparàgraf" style:family="text">
      <style:text-properties style:font-style-complex="italic" fo:language="en" fo:country="US"/>
    </style:style>
    <style:style style:name="T43" style:parent-style-name="Lletraperdefectedelparàgraf" style:family="text">
      <style:text-properties fo:font-style="italic" style:font-style-asian="italic" style:font-style-complex="italic" fo:language="en" fo:country="US"/>
    </style:style>
    <style:style style:name="T44" style:parent-style-name="Lletraperdefectedelparàgraf" style:family="text">
      <style:text-properties style:font-style-complex="italic" fo:language="en" fo:country="US"/>
    </style:style>
    <style:style style:name="P45" style:parent-style-name="Normal" style:family="paragraph">
      <style:paragraph-properties fo:text-align="justify"/>
      <style:text-properties style:font-style-complex="italic" fo:language="es" fo:country="ES"/>
    </style:style>
    <style:style style:name="P46" style:parent-style-name="Normal" style:family="paragraph">
      <style:paragraph-properties fo:text-align="justify"/>
    </style:style>
    <style:style style:name="T47" style:parent-style-name="Lletraperdefectedelparàgraf" style:family="text">
      <style:text-properties style:font-style-complex="italic" fo:language="en" fo:country="US"/>
    </style:style>
    <style:style style:name="T48" style:parent-style-name="Lletraperdefectedelparàgraf" style:family="text">
      <style:text-properties fo:font-style="italic" style:font-style-asian="italic" style:font-style-complex="italic" fo:language="en" fo:country="US"/>
    </style:style>
    <style:style style:name="T49" style:parent-style-name="Lletraperdefectedelparàgraf" style:family="text">
      <style:text-properties style:font-style-complex="italic" fo:language="en" fo:country="US"/>
    </style:style>
    <style:style style:name="P50" style:parent-style-name="Normal" style:family="paragraph">
      <style:paragraph-properties fo:text-align="justify"/>
      <style:text-properties style:font-style-complex="italic" fo:language="en" fo:country="US"/>
    </style:style>
    <style:style style:name="P51" style:parent-style-name="Normal" style:family="paragraph">
      <style:text-properties fo:language="es" fo:country="ES"/>
    </style:style>
  </office:automatic-styles>
  <office:body>
    <office:text text:use-soft-page-breaks="true">
      <text:p text:style-name="P1">Estructura del Ensayo</text:p>
      <text:p text:style-name="P2"/>
      <text:p text:style-name="P3"><text:span text:style-name="T4">El ensayo<text:s/></text:span><text:span text:style-name="T5">(1500 palabras máximo)<text:s/></text:span><text:span text:style-name="T6">debe empezar con una pregunta de investigación que esté relacionada con la materia dada en clase. Así pues, lo primero que debéis hacer en la<text:s/></text:span><text:span text:style-name="T7">introducción</text:span><text:span text:style-name="T8"><text:s/>de vuestro ensayo es exponer brevemente cual es vuestra respuesta a la pregunta que formuléis. A continuación, y aun en la introducción, debéis explicar<text:s/></text:span><text:span text:style-name="T9">cada paso</text:span><text:span text:style-name="T10"><text:s/>que vais a realizar en vuestro<text:s/></text:span><text:span text:style-name="T11">argumento</text:span><text:span text:style-name="T12"><text:s/>para justificar dicha respuesta. Cada uno de estos pasos corresponde a una<text:s/></text:span><text:span text:style-name="T13">sección</text:span><text:span text:style-name="T14"><text:s/>del ensayo.</text:span></text:p>
      <text:p text:style-name="P15"><text:span text:style-name="T16">Así, a continuación, en cada una de las<text:s/></text:span><text:span text:style-name="T17">secciones</text:span><text:span text:style-name="T18">, debéis explicar claramente cada paso y porqué es importante en el argumento general para justificar vuestra respuesta. Asimismo, es importante que no os olvidéis de llevar al lector de vuestro ensayo con vosotros. Podéis empezar cada sección diciendo, por ejemplo: en esta sección voy a hablar de esto pues es importante para mí argumento por la siguiente razón; y a su vez al término de cada sección explicar lo que habéis realizado en ella y conectarla con el paso o sección siguiente.</text:span></text:p>
      <text:p text:style-name="P19"><text:span text:style-name="T20">Debéis asimismo incluir una penúltima sección en la que planteéis una<text:s/></text:span><text:span text:style-name="T21">objeción</text:span><text:span text:style-name="T22"><text:s/>a vuestro argumento (y a vuestra respuesta) y, obviamente, responder a dicha objeción y defender porqué vuestra respuesta es la correcta.</text:span></text:p>
      <text:p text:style-name="P23"><text:span text:style-name="T24">La última sección es la<text:s/></text:span><text:span text:style-name="T25">conclusión</text:span><text:span text:style-name="T26">, en la que hacéis un resumen de vuestro argumento y explicáis qué habéis conseguido en vuestro ensayo (y por qué es original).</text:span></text:p>
      <text:p text:style-name="P27"/>
      <text:p text:style-name="P28">Citas y<text:s/>Referencias</text:p>
      <text:p text:style-name="P29">No olvidéis citar correctamente los textos. Hay dos formas de hacerlo. Una, resumiendo el argumento de un autor con vuestras palabras y luego entre paréntesis poner el nombre del autor y el año de publicación del artículo al que os referís. La segunda forma son las citas literales que deben ir entrecomilladas y a continuación incluir entre paréntesis el nombre del autor, el año de publicación del artículo, y la página de donde procede la cita).</text:p>
      <text:p text:style-name="P30">Ejemplos:</text:p>
      <text:p text:style-name="P31">a)<text:s/>The recent philosophy on finance politics has focused on the legitimacy and distributive justice of central banks (Fontan et al. 2016, Diestch et al. 2018, Turner 2018, Van't Klooster (2019, 2020)).</text:p>
      <text:p text:style-name="P32">b)<text:s/>In contrast, enthusiastic arguments like Rendall’s (2011) claim "that making the grandchildren pay brings about a moral improvement" because it "can help create morally preferable distributions of resources across generations" (Gardiner 2017: 377).</text:p>
      <text:p text:style-name="P33"/>
      <text:p text:style-name="P34"/>
      <text:soft-page-break/>
      <text:p text:style-name="P35"><text:span text:style-name="T36">Al final del</text:span><text:span text:style-name="T37"><text:s/>artículo debéis incluir una lista de<text:s/></text:span><text:span text:style-name="T38">Referencias</text:span><text:span text:style-name="T39">, con todos los artículos citados en el ensayo. Para saber cómo se escriben las referencias, os recomiendo seguir el sistema APA (buscad en Google).</text:span></text:p>
      <text:p text:style-name="P40">Ejemplo de cita de artículo:</text:p>
      <text:p text:style-name="P41"><text:span text:style-name="T42">Anderson, E. (1999) “What is the Point of Equality?”<text:s/></text:span><text:span text:style-name="T43">Ethics</text:span><text:span text:style-name="T44">: 287-337.</text:span></text:p>
      <text:p text:style-name="P45">Ejemplo de cita de libro:</text:p>
      <text:p text:style-name="P46"><text:span text:style-name="T47">Beitz, Ch. (1979)<text:s/></text:span><text:span text:style-name="T48">Political Theory and International Relations</text:span><text:span text:style-name="T49">, (Princeton University Press).</text:span></text:p>
      <text:p text:style-name="P50"/>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style:letter-kerning="false" fo:language="ca" fo:country="ES" fo:hyphenate="false"/>
    </style:style>
    <style:style style:name="Lletraperdefectedelparàgraf" style:display-name="Lletra per defecte del paràgraf"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epe ferret mas</meta:initial-creator>
    <dc:creator>pepe ferret mas</dc:creator>
    <meta:creation-date>2023-10-16T11:59:00Z</meta:creation-date>
    <dc:date>2023-10-16T12:04:00Z</dc:date>
    <meta:template xlink:href="Normal" xlink:type="simple"/>
    <meta:editing-cycles>2</meta:editing-cycles>
    <meta:editing-duration>PT300S</meta:editing-duration>
    <meta:user-defined meta:name="GrammarlyDocumentId">423a9bb1-f893-4193-98ea-d60b0c0fb951</meta:user-defined>
    <meta:document-statistic meta:page-count="2" meta:paragraph-count="18" meta:word-count="447" meta:character-count="2777" meta:row-count="42" meta:non-whitespace-character-count="2348"/>
  </office:meta>
</office:document-meta>
</file>